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00000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officeooo:rsid="0016e62a" officeooo:paragraph-rsid="0016e62a"/>
    </style:style>
    <style:style style:name="P2" style:family="paragraph" style:parent-style-name="Heading_20_2">
      <style:paragraph-properties fo:text-align="end" style:justify-single-word="false"/>
    </style:style>
    <style:style style:name="P3" style:family="paragraph" style:parent-style-name="Heading_20_3">
      <style:text-properties officeooo:paragraph-rsid="0016e62a"/>
    </style:style>
    <style:style style:name="P4" style:family="paragraph" style:parent-style-name="Standard">
      <style:paragraph-properties style:line-height-at-least="0.531cm"/>
      <style:text-properties fo:color="#d4d4d4" style:font-name="Droid Sans Mono" fo:font-size="11.1000003814697pt" fo:font-weight="normal" fo:background-color="#1e1e1e"/>
    </style:style>
    <style:style style:name="P5" style:family="paragraph" style:parent-style-name="Standard">
      <style:paragraph-properties style:line-height-at-least="0.531cm"/>
      <style:text-properties fo:color="#d4d4d4" style:font-name="Droid Sans Mono" fo:font-size="11.1000003814697pt" fo:font-weight="normal" officeooo:rsid="0018ad7b" officeooo:paragraph-rsid="0018ad7b" fo:background-color="#1e1e1e"/>
    </style:style>
    <style:style style:name="P6" style:family="paragraph" style:parent-style-name="Standard">
      <style:paragraph-properties style:line-height-at-least="0.531cm"/>
      <style:text-properties fo:color="#569cd6" style:font-name="Droid Sans Mono" fo:font-size="11.1000003814697pt" fo:font-weight="normal" fo:background-color="#1e1e1e"/>
    </style:style>
    <style:style style:name="P7" style:family="paragraph" style:parent-style-name="Standard">
      <style:paragraph-properties style:line-height-at-least="0.531cm"/>
      <style:text-properties fo:color="#6a9955" style:font-name="Droid Sans Mono" fo:font-size="11.1000003814697pt" fo:font-weight="normal" fo:background-color="#1e1e1e"/>
    </style:style>
    <style:style style:name="P8" style:family="paragraph" style:parent-style-name="Standard">
      <style:paragraph-properties style:line-height-at-least="0.531cm"/>
      <style:text-properties fo:color="#6a9955" style:font-name="Droid Sans Mono" fo:font-size="11.1000003814697pt" fo:font-weight="normal" officeooo:paragraph-rsid="00155f61" fo:background-color="#1e1e1e"/>
    </style:style>
    <style:style style:name="P9" style:family="paragraph" style:parent-style-name="Standard">
      <style:paragraph-properties style:line-height-at-least="0.531cm"/>
      <style:text-properties fo:color="#dcdcaa" style:font-name="Droid Sans Mono" fo:font-size="11.1000003814697pt" fo:font-weight="normal" fo:background-color="#1e1e1e"/>
    </style:style>
    <style:style style:name="P10" style:family="paragraph" style:parent-style-name="Standard">
      <style:paragraph-properties style:line-height-at-least="0.531cm"/>
    </style:style>
    <style:style style:name="P11" style:family="paragraph" style:parent-style-name="Standard">
      <style:text-properties officeooo:rsid="00137b66" officeooo:paragraph-rsid="00137b66"/>
    </style:style>
    <style:style style:name="P12" style:family="paragraph" style:parent-style-name="Standard">
      <style:text-properties officeooo:rsid="0019f8de" officeooo:paragraph-rsid="0019f8de"/>
    </style:style>
    <style:style style:name="P13" style:family="paragraph" style:parent-style-name="Standard">
      <style:text-properties officeooo:rsid="0019f8de" officeooo:paragraph-rsid="0018ad7b"/>
    </style:style>
    <style:style style:name="P14" style:family="paragraph" style:parent-style-name="Standard">
      <style:text-properties officeooo:rsid="0018ad7b" officeooo:paragraph-rsid="001bc6a7"/>
    </style:style>
    <style:style style:name="P15" style:family="paragraph" style:parent-style-name="Standard">
      <style:paragraph-properties fo:margin-top="0cm" fo:margin-bottom="0.499cm" loext:contextual-spacing="false" style:line-height-at-least="0.531cm"/>
      <style:text-properties fo:color="#d4d4d4" style:font-name="Droid Sans Mono" fo:font-size="11.1000003814697pt" fo:font-weight="normal" fo:background-color="#1e1e1e"/>
    </style:style>
    <style:style style:name="P16" style:family="paragraph" style:parent-style-name="Standard">
      <style:paragraph-properties fo:margin-top="0cm" fo:margin-bottom="0.499cm" loext:contextual-spacing="false" style:line-height-at-least="0.531cm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19f8de" officeooo:paragraph-rsid="0019f8de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19f8de" officeooo:paragraph-rsid="001bc6a7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19f8de" officeooo:paragraph-rsid="0018ad7b"/>
    </style:style>
    <style:style style:name="P20" style:family="paragraph" style:parent-style-name="Text_20_body">
      <style:text-properties officeooo:paragraph-rsid="0018ad7b"/>
    </style:style>
    <style:style style:name="T1" style:family="text">
      <style:text-properties fo:color="#569cd6"/>
    </style:style>
    <style:style style:name="T2" style:family="text">
      <style:text-properties fo:color="#569cd6" officeooo:rsid="0018ad7b"/>
    </style:style>
    <style:style style:name="T3" style:family="text">
      <style:text-properties fo:color="#dcdcaa"/>
    </style:style>
    <style:style style:name="T4" style:family="text">
      <style:text-properties fo:color="#b5cea8"/>
    </style:style>
    <style:style style:name="T5" style:family="text">
      <style:text-properties fo:color="#ce9178"/>
    </style:style>
    <style:style style:name="T6" style:family="text">
      <style:text-properties fo:color="#d7ba7d"/>
    </style:style>
    <style:style style:name="T7" style:family="text">
      <style:text-properties fo:color="#9cdcfe"/>
    </style:style>
    <style:style style:name="T8" style:family="text">
      <style:text-properties fo:color="#6a9955"/>
    </style:style>
    <style:style style:name="T9" style:family="text">
      <style:text-properties fo:color="#c586c0"/>
    </style:style>
    <style:style style:name="T10" style:family="text">
      <style:text-properties officeooo:rsid="0016e62a"/>
    </style:style>
    <style:style style:name="T11" style:family="text">
      <style:text-properties officeooo:rsid="0019f8de"/>
    </style:style>
    <style:style style:name="T12" style:family="text">
      <style:text-properties officeooo:rsid="001bc6a7"/>
    </style:style>
    <style:style style:name="T13" style:family="text">
      <style:text-properties fo:language="vi" fo:country="VN" officeooo:rsid="001bc6a7"/>
    </style:style>
    <style:style style:name="T14" style:family="text">
      <style:text-properties fo:language="vi" fo:country="VN" officeooo:rsid="001d2b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áo cáo giữa kỳ </text:h>
      <text:h text:style-name="P2" text:outline-level="2">Bùi <text:span text:style-name="T10">Hoàng Tú – 20200547 </text:span></text:h>
      <text:h text:style-name="P3" text:outline-level="3"><text:span text:style-name="T10">Bài 8 : </text:span>Write a program to: You must create 1 variable (number students) and 2 arrays (student name, mark) to store the input data - Input the number of students in class. - Input the name of students in class, Math mark (0 →10) - Sort students due to their mark.</text:h>
      <text:p text:style-name="P14"><text:span text:style-name="T11">Cách thực hiện :</text:span></text:p>
      <text:p text:style-name="P18">- Nhập vào số lượng sinh viên</text:p>
      <text:p text:style-name="P18">- Giảm giá trị thanh ghi $sp để lưu 2 mảng tên và điểm vào stack, $s0, $s1 chứa địa chỉ đầu của 2 mảng</text:p>
      <text:p text:style-name="P18">- Sử dụng vòng lặp để lưu điểm vào tên vào 2 mảng</text:p>
      <text:p text:style-name="P18">- Sử dụng sắp xếp nổi bọt với con trỏ để sắp xếp sinh viên theo thứ tự từ thấp đến cao</text:p>
      <text:p text:style-name="P13">- In ra danh sách sinh viên và điểm</text:p>
      <text:p text:style-name="P19"/>
      <text:p text:style-name="P20"><text:span text:style-name="T13">Mã</text:span><text:span text:style-name="T12"> </text:span><text:span text:style-name="T14">nguồn</text:span> : 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text:span text:style-name="T1">Assembly </text:span><text:span text:style-name="T2">code </text:span></text:p>
            <text:p text:style-name="P4"><text:span text:style-name="T1">.data</text:span> </text:p>
            <text:p text:style-name="P4"><text:span text:style-name="T3">buffer</text:span>: <text:span text:style-name="T1">.space</text:span> <text:span text:style-name="T4">40</text:span></text:p>
            <text:p text:style-name="P4"><text:span text:style-name="T3">end_buff</text:span>: <text:span text:style-name="T1">.asciiz</text:span></text:p>
            <text:p text:style-name="P4">num_of_students : <text:span text:style-name="T1">.asciiz</text:span> <text:span text:style-name="T5">"enter number of students : "</text:span></text:p>
            <text:p text:style-name="P4">enter_name : <text:span text:style-name="T1">.asciiz</text:span> <text:span text:style-name="T5">"enter your name : "</text:span></text:p>
            <text:p text:style-name="P4"><text:span text:style-name="T3">enter_score</text:span>: <text:span text:style-name="T1">.asciiz</text:span> <text:span text:style-name="T5">"enter your score : "</text:span></text:p>
            <text:p text:style-name="P4"><text:span text:style-name="T3">enter</text:span>: <text:span text:style-name="T1">.asciiz</text:span> <text:span text:style-name="T5">"</text:span><text:span text:style-name="T6">\n</text:span><text:span text:style-name="T5">"</text:span></text:p>
            <text:p text:style-name="P6">.text</text:p>
            <text:p text:style-name="P10"/>
            <text:p text:style-name="P7">#save number of students</text:p>
            <text:p text:style-name="P4"><text:span text:style-name="T3">li</text:span> <text:span text:style-name="T7">$v0</text:span>, <text:span text:style-name="T4">4</text:span></text:p>
            <text:p text:style-name="P4"><text:span text:style-name="T3">la</text:span> <text:span text:style-name="T7">$a0</text:span>, num_of_students</text:p>
            <text:p text:style-name="P9">syscall</text:p>
            <text:p text:style-name="P4"><text:span text:style-name="T3">li</text:span> <text:span text:style-name="T7">$v0</text:span>,<text:span text:style-name="T4">5</text:span> <text:span text:style-name="T8">#read number of students</text:span></text:p>
            <text:p text:style-name="P9">syscall</text:p>
            <text:p text:style-name="P4"><text:span text:style-name="T3">add</text:span> <text:span text:style-name="T7">$t0</text:span>,<text:span text:style-name="T7">$0</text:span>,<text:span text:style-name="T7">$v0</text:span> <text:span text:style-name="T8">#t0 is number of students : n</text:span></text:p>
            <text:p text:style-name="P7">#--------------------------------------------------</text:p>
            <text:p text:style-name="P7"># procedure memory allocate</text:p>
            <text:p text:style-name="P7"># register:</text:p>
            <text:p text:style-name="P7"># $t2 bytes of a unit</text:p>
            <text:p text:style-name="P7"># $t3 amount of memory to allocate</text:p>
            <text:p text:style-name="P7"># $s0 pointer point to head of point array</text:p>
            <text:p text:style-name="P7"># $s1 pointer point to head of string array</text:p>
            <text:p text:style-name="P7">#--------------------------------------------------</text:p>
            <text:p text:style-name="P7"># array of point</text:p>
            <text:p text:style-name="P4"><text:soft-page-break/><text:span text:style-name="T3">li</text:span> <text:span text:style-name="T7">$t2</text:span>,-<text:span text:style-name="T4">4</text:span></text:p>
            <text:p text:style-name="P4"><text:span text:style-name="T3">mult</text:span> <text:span text:style-name="T7">$t0</text:span>,<text:span text:style-name="T7">$t2</text:span></text:p>
            <text:p text:style-name="P4"><text:span text:style-name="T3">mflo</text:span> <text:span text:style-name="T7">$t3</text:span> <text:span text:style-name="T8">#number of stack needed for point</text:span></text:p>
            <text:p text:style-name="P4"><text:span text:style-name="T3">add</text:span> <text:span text:style-name="T7">$sp</text:span>,<text:span text:style-name="T7">$sp</text:span>,<text:span text:style-name="T7">$t3</text:span></text:p>
            <text:p text:style-name="P4"><text:span text:style-name="T3">add</text:span> <text:span text:style-name="T7">$s0</text:span>,<text:span text:style-name="T7">$sp</text:span>,<text:span text:style-name="T7">$0</text:span> <text:span text:style-name="T8">#head of point array</text:span></text:p>
            <text:p text:style-name="P7">#array of name </text:p>
            <text:p text:style-name="P4"><text:span text:style-name="T3">li</text:span> <text:span text:style-name="T7">$t2</text:span>,-<text:span text:style-name="T4">40</text:span></text:p>
            <text:p text:style-name="P4"><text:span text:style-name="T3">mult</text:span> <text:span text:style-name="T7">$t0</text:span>,<text:span text:style-name="T7">$t2</text:span></text:p>
            <text:p text:style-name="P4"><text:span text:style-name="T3">mflo</text:span> <text:span text:style-name="T7">$t3</text:span> <text:span text:style-name="T8">#number of stack needed for name</text:span></text:p>
            <text:p text:style-name="P4"><text:span text:style-name="T3">add</text:span> <text:span text:style-name="T7">$sp</text:span>,<text:span text:style-name="T7">$sp</text:span>,<text:span text:style-name="T7">$t3</text:span></text:p>
            <text:p text:style-name="P4"><text:span text:style-name="T3">add</text:span> <text:span text:style-name="T7">$s1</text:span>,<text:span text:style-name="T7">$sp</text:span>,<text:span text:style-name="T7">$0</text:span> <text:span text:style-name="T8">#head of name array</text:span></text:p>
            <text:p text:style-name="P7">#--------------------------------------------------</text:p>
            <text:p text:style-name="P7"># procedure input, loop n times</text:p>
            <text:p text:style-name="P7"># register:</text:p>
            <text:p text:style-name="P7"># $t2 index of students</text:p>
            <text:p text:style-name="P7"># $s2 pointer point to array</text:p>
            <text:p text:style-name="P7"># $s3 pointer point to string</text:p>
            <text:p text:style-name="P7">#--------------------------------------------------</text:p>
            <text:p text:style-name="P4"><text:span text:style-name="T3">li</text:span> <text:span text:style-name="T7">$t2</text:span>,<text:span text:style-name="T4">0</text:span></text:p>
            <text:p text:style-name="P4"><text:span text:style-name="T3">add</text:span> <text:span text:style-name="T7">$s2</text:span>,<text:span text:style-name="T7">$0</text:span>,<text:span text:style-name="T7">$s0</text:span> <text:span text:style-name="T8">#move pointer of point</text:span></text:p>
            <text:p text:style-name="P4"><text:span text:style-name="T3">add</text:span> <text:span text:style-name="T7">$s3</text:span>,<text:span text:style-name="T7">$0</text:span>,<text:span text:style-name="T7">$s1</text:span> <text:span text:style-name="T8">#move pointer of string</text:span></text:p>
            <text:p text:style-name="P4"><text:span text:style-name="T3">Loop</text:span>:</text:p>
            <text:p text:style-name="P4"><text:span text:style-name="T3">addi</text:span> <text:span text:style-name="T7">$t2</text:span>,<text:span text:style-name="T7">$t2</text:span>,<text:span text:style-name="T4">1</text:span></text:p>
            <text:p text:style-name="P4"><text:span text:style-name="T3">bgt</text:span> <text:span text:style-name="T7">$t2</text:span>,<text:span text:style-name="T7">$t0</text:span>,end_inp <text:span text:style-name="T8">#for i : 1-&gt;20, t2:index</text:span></text:p>
            <text:p text:style-name="P9">nop</text:p>
            <text:p text:style-name="P10"/>
            <text:p text:style-name="P7">#print enter line</text:p>
            <text:p text:style-name="P4"><text:span text:style-name="T3">li</text:span> <text:span text:style-name="T7">$v0</text:span>, <text:span text:style-name="T4">4</text:span></text:p>
            <text:p text:style-name="P4"><text:span text:style-name="T3">la</text:span> <text:span text:style-name="T7">$a0</text:span>, enter_name </text:p>
            <text:p text:style-name="P4"><text:span text:style-name="T3">syscall</text:span> </text:p>
            <text:p text:style-name="P4"><text:span text:style-name="T3">li</text:span> <text:span text:style-name="T7">$v0</text:span>,<text:span text:style-name="T4">8</text:span> <text:span text:style-name="T8">#take in input</text:span></text:p>
            <text:p text:style-name="P4"><text:span text:style-name="T3">add</text:span> <text:span text:style-name="T7">$a0</text:span>, <text:span text:style-name="T7">$s3</text:span>,<text:span text:style-name="T7">$0</text:span> <text:span text:style-name="T8">#load byte space into array pointer</text:span></text:p>
            <text:p text:style-name="P4"><text:span text:style-name="T3">li</text:span> <text:span text:style-name="T7">$a1</text:span>, <text:span text:style-name="T4">40</text:span> <text:span text:style-name="T8"># max length</text:span></text:p>
            <text:p text:style-name="P9">syscall</text:p>
            <text:p text:style-name="P7">#-------------------------------------------------------</text:p>
            <text:p text:style-name="P7"># procedure check input point</text:p>
            <text:p text:style-name="P7"># registers:</text:p>
            <text:p text:style-name="P7"># $t1 : register check for entered point &gt; 10</text:p>
            <text:p text:style-name="P7"># $t3 : register check for entered point &lt; 0</text:p>
            <text:p text:style-name="P7"># $t4 : register check for entered point &lt; 0 or &gt;10</text:p>
            <text:p text:style-name="P7">#-------------------------------------------------------</text:p>
            <text:p text:style-name="P4"><text:soft-page-break/><text:span text:style-name="T3">re_score</text:span>:</text:p>
            <text:p text:style-name="P4"><text:span text:style-name="T3">li</text:span> <text:span text:style-name="T7">$v0</text:span>,<text:span text:style-name="T4">4</text:span></text:p>
            <text:p text:style-name="P4"><text:span text:style-name="T3">la</text:span> <text:span text:style-name="T7">$a0</text:span>, enter_score</text:p>
            <text:p text:style-name="P9">syscall</text:p>
            <text:p text:style-name="P4"><text:span text:style-name="T3">li</text:span> <text:span text:style-name="T7">$v0</text:span>,<text:span text:style-name="T4">5</text:span> <text:span text:style-name="T8">#read int</text:span></text:p>
            <text:p text:style-name="P9">syscall</text:p>
            <text:p text:style-name="P4"><text:span text:style-name="T3">sgt</text:span> <text:span text:style-name="T7">$t1</text:span>,<text:span text:style-name="T7">$v0</text:span>,<text:span text:style-name="T4">10</text:span></text:p>
            <text:p text:style-name="P4"><text:span text:style-name="T3">sgt</text:span> <text:span text:style-name="T7">$t3</text:span>,<text:span text:style-name="T7">$0</text:span>,<text:span text:style-name="T7">$v0</text:span></text:p>
            <text:p text:style-name="P4"><text:span text:style-name="T3">add</text:span> <text:span text:style-name="T7">$t4</text:span>,<text:span text:style-name="T7">$t1</text:span>,<text:span text:style-name="T7">$t3</text:span></text:p>
            <text:p text:style-name="P4"><text:span text:style-name="T3">bne</text:span> <text:span text:style-name="T7">$t4</text:span>,<text:span text:style-name="T7">$0</text:span>, re_score</text:p>
            <text:p text:style-name="P9">nop</text:p>
            <text:p text:style-name="P7">#if pass both, save to point array</text:p>
            <text:p text:style-name="P4"><text:span text:style-name="T3">sw</text:span> <text:span text:style-name="T7">$v0</text:span>, <text:span text:style-name="T4">0</text:span>(<text:span text:style-name="T7">$s2</text:span>) </text:p>
            <text:p text:style-name="P7">#move pointer, index</text:p>
            <text:p text:style-name="P4"><text:span text:style-name="T3">addi</text:span> <text:span text:style-name="T7">$s3</text:span>,<text:span text:style-name="T7">$s3</text:span>,<text:span text:style-name="T4">40</text:span></text:p>
            <text:p text:style-name="P4"><text:span text:style-name="T3">addi</text:span> <text:span text:style-name="T7">$s2</text:span>,<text:span text:style-name="T7">$s2</text:span>,<text:span text:style-name="T4">4</text:span></text:p>
            <text:p text:style-name="P4"><text:span text:style-name="T3">j</text:span> Loop <text:span text:style-name="T8">#for i : 1-&gt;n</text:span></text:p>
            <text:p text:style-name="P9">nop</text:p>
            <text:p text:style-name="P4"><text:span text:style-name="T3">end_inp</text:span>: </text:p>
            <text:p text:style-name="P7">#sort from here</text:p>
            <text:p text:style-name="P7">#-------------------------------------------------------</text:p>
            <text:p text:style-name="P7"># procedure sort (descending selection sort using pointer)</text:p>
            <text:p text:style-name="P7"># register:</text:p>
            <text:p text:style-name="P7"># $t1 index of students</text:p>
            <text:p text:style-name="P7"># $s2 pointer point to array</text:p>
            <text:p text:style-name="P7"># $s3 pointer point to string</text:p>
            <text:p text:style-name="P7"># $t3 min of unsorted part</text:p>
            <text:p text:style-name="P7"># $t6 current point</text:p>
            <text:p text:style-name="P7"># $t8,$t7 tmp for switching </text:p>
            <text:p text:style-name="P7">#-------------------------------------------------------</text:p>
            <text:p text:style-name="P4"><text:span text:style-name="T3">li</text:span> <text:span text:style-name="T7">$t1</text:span>,<text:span text:style-name="T4">0</text:span></text:p>
            <text:p text:style-name="P4"><text:span text:style-name="T3">add</text:span> <text:span text:style-name="T7">$s2</text:span>,<text:span text:style-name="T7">$0</text:span>,<text:span text:style-name="T7">$s0</text:span> <text:span text:style-name="T8">#move pointer of point</text:span></text:p>
            <text:p text:style-name="P4"><text:span text:style-name="T3">add</text:span> <text:span text:style-name="T7">$s3</text:span>,<text:span text:style-name="T7">$0</text:span>,<text:span text:style-name="T7">$s1</text:span> <text:span text:style-name="T8">#move pointer of string</text:span></text:p>
            <text:p text:style-name="P4"><text:span text:style-name="T3">sort</text:span>: </text:p>
            <text:p text:style-name="P4"><text:span text:style-name="T3">beq</text:span> <text:span text:style-name="T7">$t1</text:span>,<text:span text:style-name="T7">$t0</text:span>,done_sort</text:p>
            <text:p text:style-name="P4"><text:span text:style-name="T3">lw</text:span> <text:span text:style-name="T7">$t3</text:span>,<text:span text:style-name="T4">0</text:span>(<text:span text:style-name="T7">$s2</text:span>) <text:span text:style-name="T8">#min = point[0]</text:span></text:p>
            <text:p text:style-name="P4"><text:span text:style-name="T3">add</text:span> <text:span text:style-name="T7">$t2</text:span>,<text:span text:style-name="T7">$t1</text:span>,<text:span text:style-name="T7">$0</text:span></text:p>
            <text:p text:style-name="P7"># stack move </text:p>
            <text:p text:style-name="P4"><text:span text:style-name="T3">add</text:span> <text:span text:style-name="T7">$t5</text:span>,<text:span text:style-name="T7">$s2</text:span>,<text:span text:style-name="T7">$0</text:span></text:p>
            <text:p text:style-name="P4"><text:span text:style-name="T3">add</text:span> <text:span text:style-name="T7">$t4</text:span>,<text:span text:style-name="T7">$s3</text:span>,<text:span text:style-name="T7">$0</text:span></text:p>
            <text:p text:style-name="P4"><text:span text:style-name="T3">bb_loop</text:span>:</text:p>
            <text:p text:style-name="P7">#a[j] move</text:p>
            <text:p text:style-name="P4"><text:span text:style-name="T3">addi</text:span> <text:span text:style-name="T7">$t5</text:span>,<text:span text:style-name="T7">$t5</text:span>,<text:span text:style-name="T4">4</text:span></text:p>
            <text:p text:style-name="P4"><text:span text:style-name="T3">addi</text:span> <text:span text:style-name="T7">$t4</text:span>,<text:span text:style-name="T7">$t4</text:span>,<text:span text:style-name="T4">40</text:span></text:p>
            <text:p text:style-name="P4"><text:span text:style-name="T3">addi</text:span> <text:span text:style-name="T7">$t2</text:span>,<text:span text:style-name="T7">$t2</text:span>,<text:span text:style-name="T4">1</text:span></text:p>
            <text:p text:style-name="P4"><text:span text:style-name="T3">beq</text:span> <text:span text:style-name="T7">$t2</text:span>,<text:span text:style-name="T7">$t0</text:span>,done_bb</text:p>
            <text:p text:style-name="P4"><text:span text:style-name="T3">lw</text:span> <text:span text:style-name="T7">$t6</text:span>,<text:span text:style-name="T4">0</text:span>(<text:span text:style-name="T7">$t5</text:span>) <text:span text:style-name="T8">#this (a[i])</text:span></text:p>
            <text:p text:style-name="P4"><text:soft-page-break/><text:span text:style-name="T3">slt</text:span> <text:span text:style-name="T7">$t7</text:span>, <text:span text:style-name="T7">$t6</text:span>,<text:span text:style-name="T7">$t3</text:span></text:p>
            <text:p text:style-name="P4"><text:span text:style-name="T3">bne</text:span> <text:span text:style-name="T7">$t7</text:span>,<text:span text:style-name="T7">$0</text:span>,bb_loop</text:p>
            <text:p text:style-name="P7">## switch</text:p>
            <text:p text:style-name="P7">#switch point </text:p>
            <text:p text:style-name="P4"><text:span text:style-name="T3">add</text:span> <text:span text:style-name="T7">$t8</text:span>,<text:span text:style-name="T7">$t6</text:span>,<text:span text:style-name="T7">$0</text:span></text:p>
            <text:p text:style-name="P4"><text:span text:style-name="T3">add</text:span> <text:span text:style-name="T7">$t6</text:span>,<text:span text:style-name="T7">$t3</text:span>,<text:span text:style-name="T7">$0</text:span></text:p>
            <text:p text:style-name="P4"><text:span text:style-name="T3">add</text:span> <text:span text:style-name="T7">$t3</text:span>,<text:span text:style-name="T7">$t8</text:span>,<text:span text:style-name="T7">$0</text:span></text:p>
            <text:p text:style-name="P4"><text:span text:style-name="T3">sw</text:span> <text:span text:style-name="T7">$t3</text:span>,<text:span text:style-name="T4">0</text:span>(<text:span text:style-name="T7">$s2</text:span>)</text:p>
            <text:p text:style-name="P4"><text:span text:style-name="T3">sw</text:span> <text:span text:style-name="T7">$t6</text:span>,<text:span text:style-name="T4">0</text:span>(<text:span text:style-name="T7">$t5</text:span>) </text:p>
            <text:p text:style-name="P4"><text:span text:style-name="T3">li</text:span> <text:span text:style-name="T7">$s6</text:span>,<text:span text:style-name="T4">0</text:span></text:p>
            <text:p text:style-name="P7">#switch name</text:p>
            <text:p text:style-name="P4"><text:span text:style-name="T3">switchloop</text:span>:</text:p>
            <text:p text:style-name="P4"><text:span text:style-name="T3">add</text:span> <text:span text:style-name="T7">$s5</text:span>,<text:span text:style-name="T7">$s3</text:span>,<text:span text:style-name="T7">$s6</text:span> <text:span text:style-name="T8">#index 1</text:span></text:p>
            <text:p text:style-name="P4"><text:span text:style-name="T3">add</text:span> <text:span text:style-name="T7">$s4</text:span>,<text:span text:style-name="T7">$t4</text:span>,<text:span text:style-name="T7">$s6</text:span> <text:span text:style-name="T8">#index 2</text:span></text:p>
            <text:p text:style-name="P4"><text:span text:style-name="T3">lw</text:span> <text:span text:style-name="T7">$t7</text:span>,<text:span text:style-name="T4">0</text:span>(<text:span text:style-name="T7">$s5</text:span>) <text:span text:style-name="T8">#t7 to change first</text:span></text:p>
            <text:p text:style-name="P4"><text:span text:style-name="T3">lw</text:span> <text:span text:style-name="T7">$t8</text:span>,<text:span text:style-name="T4">0</text:span>(<text:span text:style-name="T7">$s4</text:span>) <text:span text:style-name="T8">#t8 buffer</text:span></text:p>
            <text:p text:style-name="P4"><text:span text:style-name="T3">sw</text:span> <text:span text:style-name="T7">$t7</text:span>,<text:span text:style-name="T4">0</text:span>(<text:span text:style-name="T7">$s4</text:span>)</text:p>
            <text:p text:style-name="P4"><text:span text:style-name="T3">sw</text:span> <text:span text:style-name="T7">$t8</text:span> <text:span text:style-name="T4">0</text:span>(<text:span text:style-name="T7">$s5</text:span>)</text:p>
            <text:p text:style-name="P4"><text:span text:style-name="T3">addi</text:span> <text:span text:style-name="T7">$s6</text:span>,<text:span text:style-name="T7">$s6</text:span>,<text:span text:style-name="T4">4</text:span></text:p>
            <text:p text:style-name="P4"><text:span text:style-name="T3">beq</text:span> <text:span text:style-name="T7">$s6</text:span>,<text:span text:style-name="T4">40</text:span>,switch_out</text:p>
            <text:p text:style-name="P9">nop</text:p>
            <text:p text:style-name="P4"><text:span text:style-name="T3">j</text:span> switchloop</text:p>
            <text:p text:style-name="P9">nop</text:p>
            <text:p text:style-name="P4"><text:span text:style-name="T3">switch_out</text:span>:</text:p>
            <text:p text:style-name="P4"><text:span text:style-name="T3">done_bb</text:span>:</text:p>
            <text:p text:style-name="P4"><text:span text:style-name="T3">addi</text:span> <text:span text:style-name="T7">$t1</text:span>,<text:span text:style-name="T7">$t1</text:span>,<text:span text:style-name="T4">1</text:span></text:p>
            <text:p text:style-name="P4"><text:span text:style-name="T3">addi</text:span> <text:span text:style-name="T7">$s2</text:span>,<text:span text:style-name="T7">$s2</text:span>,<text:span text:style-name="T4">4</text:span> <text:span text:style-name="T8">#next position on stack</text:span></text:p>
            <text:p text:style-name="P4"><text:span text:style-name="T3">addi</text:span> <text:span text:style-name="T7">$s3</text:span>,<text:span text:style-name="T7">$s3</text:span>,<text:span text:style-name="T4">40</text:span></text:p>
            <text:p text:style-name="P4"><text:span text:style-name="T3">j</text:span> sort</text:p>
            <text:p text:style-name="P4"><text:span text:style-name="T3">done_sort</text:span>:</text:p>
            <text:p text:style-name="P7">#--------------------------------------------------</text:p>
            <text:p text:style-name="P7"># procedure print, loop n times</text:p>
            <text:p text:style-name="P7"># register:</text:p>
            <text:p text:style-name="P7"># $t1 index of students</text:p>
            <text:p text:style-name="P7"># $t4 pointer point to array</text:p>
            <text:p text:style-name="P7"># $t5 pointer point to string</text:p>
            <text:p text:style-name="P7">#--------------------------------------------------</text:p>
            <text:p text:style-name="P4"><text:span text:style-name="T3">li</text:span> <text:span text:style-name="T7">$t1</text:span>,<text:span text:style-name="T4">0</text:span></text:p>
            <text:p text:style-name="P4"><text:span text:style-name="T3">add</text:span> <text:span text:style-name="T7">$t4</text:span>,<text:span text:style-name="T7">$0</text:span>,<text:span text:style-name="T7">$s0</text:span> <text:span text:style-name="T8">#to top point</text:span></text:p>
            <text:p text:style-name="P4"><text:span text:style-name="T3">add</text:span> <text:span text:style-name="T7">$t5</text:span>,<text:span text:style-name="T7">$0</text:span>,<text:span text:style-name="T7">$s1</text:span> <text:span text:style-name="T8">#top string</text:span></text:p>
            <text:p text:style-name="P4"><text:span text:style-name="T3">print_all</text:span>:</text:p>
            <text:p text:style-name="P4"><text:span text:style-name="T3">beq</text:span> <text:span text:style-name="T7">$t1</text:span>,<text:span text:style-name="T7">$t0</text:span>,done_print</text:p>
            <text:p text:style-name="P9">nop</text:p>
            <text:p text:style-name="P7">#print_name</text:p>
            <text:p text:style-name="P4"><text:span text:style-name="T3">li</text:span> <text:span text:style-name="T7">$v0</text:span>,<text:span text:style-name="T4">4</text:span></text:p>
            <text:p text:style-name="P4"><text:span text:style-name="T3">add</text:span> <text:span text:style-name="T7">$a0</text:span>,<text:span text:style-name="T7">$0</text:span>,<text:span text:style-name="T7">$t5</text:span></text:p>
            <text:p text:style-name="P9">syscall</text:p>
            <text:p text:style-name="P4"><text:span text:style-name="T3">li</text:span> <text:span text:style-name="T7">$v0</text:span>,<text:span text:style-name="T4">1</text:span> </text:p>
            <text:p text:style-name="P4"><text:soft-page-break/><text:span text:style-name="T3">lw</text:span> <text:span text:style-name="T7">$a0</text:span>, <text:span text:style-name="T4">0</text:span>(<text:span text:style-name="T7">$t4</text:span>)</text:p>
            <text:p text:style-name="P9">syscall</text:p>
            <text:p text:style-name="P4"><text:span text:style-name="T3">li</text:span> <text:span text:style-name="T7">$v0</text:span>,<text:span text:style-name="T4">4</text:span></text:p>
            <text:p text:style-name="P4"><text:span text:style-name="T3">la</text:span> <text:span text:style-name="T7">$a0</text:span>,enter</text:p>
            <text:p text:style-name="P9">syscall</text:p>
            <text:p text:style-name="P4"><text:span text:style-name="T3">addi</text:span> <text:span text:style-name="T7">$t1</text:span>,<text:span text:style-name="T7">$t1</text:span>,<text:span text:style-name="T4">1</text:span></text:p>
            <text:p text:style-name="P4"><text:span text:style-name="T3">addi</text:span> <text:span text:style-name="T7">$t4</text:span>,<text:span text:style-name="T7">$t4</text:span>,<text:span text:style-name="T4">4</text:span></text:p>
            <text:p text:style-name="P4"><text:span text:style-name="T3">addi</text:span> <text:span text:style-name="T7">$t5</text:span>,<text:span text:style-name="T7">$t5</text:span>,<text:span text:style-name="T4">40</text:span></text:p>
            <text:p text:style-name="P4"><text:span text:style-name="T3">j</text:span> print_all</text:p>
            <text:p text:style-name="P9">nop</text:p>
            <text:p text:style-name="P4"><text:span text:style-name="T3">done_print</text:span>:</text:p>
            <text:p text:style-name="P4"/>
            <text:p text:style-name="Table_20_Contents"/>
          </table:table-cell>
          <table:table-cell table:style-name="Tableau1.B1" office:value-type="string">
            <text:p text:style-name="P5"><text:span text:style-name="T9">C code</text:span></text:p>
            <text:p text:style-name="P4"><text:span text:style-name="T9">#include</text:span><text:span text:style-name="T1"> </text:span><text:span text:style-name="T5">&lt;stdio.h&gt;</text:span></text:p>
            <text:p text:style-name="P4"><text:span text:style-name="T9">#include</text:span><text:span text:style-name="T1"> </text:span><text:span text:style-name="T5">&lt;stdlib.h&gt;</text:span></text:p>
            <text:p text:style-name="P10"/>
            <text:p text:style-name="P4"><text:span text:style-name="T8">/*data*/</text:span> <text:span text:style-name="T1">char</text:span> <text:span text:style-name="T7">buffer</text:span>[<text:span text:style-name="T4">44</text:span>];</text:p>
            <text:p text:style-name="P4"><text:span text:style-name="T1">char</text:span> <text:span text:style-name="T7">num_of_students</text:span><text:span text:style-name="T1">[]</text:span>=<text:span text:style-name="T5">"enter number of students : "</text:span>;</text:p>
            <text:p text:style-name="P4"><text:span text:style-name="T1">char</text:span> <text:span text:style-name="T7">enter_name</text:span><text:span text:style-name="T1">[]</text:span>= <text:span text:style-name="T5">"enter your name : "</text:span>;</text:p>
            <text:p text:style-name="P4"><text:span text:style-name="T1">char</text:span> <text:span text:style-name="T7">enter_score</text:span><text:span text:style-name="T1">[]</text:span>= <text:span text:style-name="T5">"enter your score : "</text:span>;</text:p>
            <text:p text:style-name="P4"><text:span text:style-name="T1">char</text:span> <text:span text:style-name="T7">enter</text:span><text:span text:style-name="T1">[]</text:span>= <text:span text:style-name="T5">"</text:span><text:span text:style-name="T6">\n</text:span><text:span text:style-name="T5">"</text:span>;</text:p>
            <text:p text:style-name="P4"><text:span text:style-name="T1">int</text:span> <text:span text:style-name="T3">main</text:span> (){</text:p>
            <text:p text:style-name="P16"/>
            <text:p text:style-name="P4"><text:span text:style-name="T3">printf</text:span>(<text:span text:style-name="T5">"</text:span><text:span text:style-name="T7">%s</text:span><text:span text:style-name="T5">"</text:span>,<text:span text:style-name="T7">num_of_students</text:span>);</text:p>
            <text:p text:style-name="P10"/>
            <text:p text:style-name="P4"><text:span text:style-name="T1">int</text:span> <text:span text:style-name="T7">n</text:span>; <text:span text:style-name="T8">// $t0 </text:span></text:p>
            <text:p text:style-name="P4"><text:span text:style-name="T3">scanf</text:span>(<text:span text:style-name="T5">"</text:span><text:span text:style-name="T7">%d</text:span><text:span text:style-name="T5">"</text:span>,&amp;<text:span text:style-name="T7">n</text:span>); </text:p>
            <text:p text:style-name="P10"/>
            <text:p text:style-name="P7"/>
            <text:p text:style-name="P7">//malloc</text:p>
            <text:p text:style-name="P4"><text:span text:style-name="T1">int</text:span> * <text:span text:style-name="T7">point</text:span> = <text:span text:style-name="T3">malloc</text:span>(<text:span text:style-name="T7">n</text:span>* <text:span text:style-name="T1">sizeof</text:span>(<text:span text:style-name="T1">int</text:span>));</text:p>
            <text:p text:style-name="P15"><text:line-break/><text:line-break/><text:line-break/></text:p>
            <text:p text:style-name="P4"><text:span text:style-name="T1">char</text:span> * <text:span text:style-name="T7">name</text:span> = <text:span text:style-name="T3">malloc</text:span>(<text:span text:style-name="T7">n</text:span>*<text:span text:style-name="T4">40</text:span> *<text:span text:style-name="T1">sizeof</text:span>(<text:span text:style-name="T1">char</text:span>));</text:p>
            <text:p text:style-name="P15"><text:line-break/><text:line-break/><text:soft-page-break/><text:line-break/></text:p>
            <text:p text:style-name="P4"><text:span text:style-name="T1">int</text:span> *<text:span text:style-name="T7">mpoint</text:span> = <text:span text:style-name="T7">point</text:span>;</text:p>
            <text:p text:style-name="P4"><text:span text:style-name="T1">char</text:span> *<text:span text:style-name="T7">mname</text:span> = <text:span text:style-name="T7">name</text:span>;</text:p>
            <text:p text:style-name="P16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//input loop</text:p>
            <text:p text:style-name="P4"><text:span text:style-name="T9">for</text:span>(<text:span text:style-name="T1">int</text:span> <text:span text:style-name="T7">i</text:span> = <text:span text:style-name="T4">0</text:span>;<text:span text:style-name="T7">i</text:span>&lt;<text:span text:style-name="T7">n</text:span>;<text:span text:style-name="T7">i</text:span>++){</text:p>
            <text:p text:style-name="P15"><text:line-break/><text:line-break/></text:p>
            <text:p text:style-name="P4"><text:span text:style-name="T3">printf</text:span>(<text:span text:style-name="T5">"</text:span><text:span text:style-name="T7">%s</text:span><text:span text:style-name="T5">"</text:span>,<text:span text:style-name="T7">enter_name</text:span>);</text:p>
            <text:p text:style-name="P15"><text:line-break/><text:line-break/></text:p>
            <text:p text:style-name="P4"><text:span text:style-name="T3">scanf</text:span>(<text:span text:style-name="T5">"</text:span><text:span text:style-name="T7">%s</text:span><text:span text:style-name="T5">"</text:span>,<text:span text:style-name="T7">mname</text:span>);</text:p>
            <text:p text:style-name="P15"><text:line-break/><text:line-break/><text:line-break/><text:line-break/><text:line-break/><text:line-break/><text:line-break/><text:line-break/><text:line-break/><text:line-break/><text:line-break/></text:p>
            <text:p text:style-name="P8">// input check </text:p>
            <text:p text:style-name="P4"><text:span text:style-name="T9">do</text:span>{</text:p>
            <text:p text:style-name="P4"><text:span text:style-name="T3">printf</text:span>(<text:span text:style-name="T5">"</text:span><text:span text:style-name="T7">%s</text:span><text:span text:style-name="T5">"</text:span>,<text:span text:style-name="T7">enter_score</text:span>);</text:p>
            <text:p text:style-name="P15"><text:line-break/></text:p>
            <text:p text:style-name="P4"><text:span text:style-name="T3">scanf</text:span>(<text:span text:style-name="T5">"</text:span><text:span text:style-name="T7">%d</text:span><text:span text:style-name="T5">"</text:span>,<text:span text:style-name="T7">mpoint</text:span>);</text:p>
            <text:p text:style-name="P4">}<text:span text:style-name="T9">while</text:span>(*<text:span text:style-name="T7">mpoint</text:span> &lt;<text:span text:style-name="T4">0</text:span>||*<text:span text:style-name="T7">mpoint</text:span>&gt;<text:span text:style-name="T4">10</text:span>);</text:p>
            <text:p text:style-name="P15"><text:line-break/><text:line-break/><text:soft-page-break/><text:line-break/><text:line-break/></text:p>
            <text:p text:style-name="P7">//move pointer</text:p>
            <text:p text:style-name="P4"><text:span text:style-name="T7">mname</text:span> +=<text:span text:style-name="T4">40</text:span>;</text:p>
            <text:p text:style-name="P4"><text:span text:style-name="T7">mpoint</text:span> +=<text:span text:style-name="T4">1</text:span>;</text:p>
            <text:p text:style-name="P4">}</text:p>
            <text:p text:style-name="P15"><text:line-break/><text:line-break/><text:line-break/><text:line-break/><text:line-break/><text:line-break/><text:line-break/></text:p>
            <text:p text:style-name="P7"/>
            <text:p text:style-name="P7">//sort using pointer</text:p>
            <text:p text:style-name="P4"><text:span text:style-name="T1">char</text:span> <text:span text:style-name="T7">tmpc</text:span>;</text:p>
            <text:p text:style-name="P4"><text:span text:style-name="T1">int</text:span> <text:span text:style-name="T7">tmpi1</text:span>,<text:span text:style-name="T7">tmpi2</text:span>;</text:p>
            <text:p text:style-name="P4"><text:span text:style-name="T1">int</text:span> *<text:span text:style-name="T7">mpoint</text:span> = <text:span text:style-name="T7">point</text:span>;</text:p>
            <text:p text:style-name="P4"><text:span text:style-name="T1">char</text:span> *<text:span text:style-name="T7">mname</text:span> = <text:span text:style-name="T7">name</text:span>;</text:p>
            <text:p text:style-name="P4"><text:span text:style-name="T9">for</text:span> (<text:span text:style-name="T1">int</text:span> <text:span text:style-name="T7">i</text:span>=<text:span text:style-name="T4">0</text:span>;<text:span text:style-name="T7">i</text:span>&lt;<text:span text:style-name="T7">n</text:span>;<text:span text:style-name="T7">i</text:span>++){</text:p>
            <text:p text:style-name="P10"/>
            <text:p text:style-name="P4"><text:span text:style-name="T7">tmpi1</text:span> = *(<text:span text:style-name="T7">mpoint</text:span>+<text:span text:style-name="T7">i</text:span>);</text:p>
            <text:p text:style-name="P15"><text:line-break/><text:line-break/></text:p>
            <text:p text:style-name="P4"><text:span text:style-name="T9">for</text:span> (<text:span text:style-name="T1">int</text:span> <text:span text:style-name="T7">j</text:span>=<text:span text:style-name="T7">i</text:span>+<text:span text:style-name="T4">1</text:span>;<text:span text:style-name="T7">j</text:span>&lt;<text:span text:style-name="T7">n</text:span>;<text:span text:style-name="T7">j</text:span>++){</text:p>
            <text:p text:style-name="P4"><text:span text:style-name="T7">tmpi2</text:span>= *(<text:span text:style-name="T7">mpoint</text:span>+<text:span text:style-name="T7">j</text:span>);</text:p>
            <text:p text:style-name="P10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/text:p>
            <text:p text:style-name="P7">//switch</text:p>
            <text:p text:style-name="P4"><text:span text:style-name="T9">if</text:span> (<text:span text:style-name="T7">tmpi1</text:span>&lt;<text:span text:style-name="T7">tmpi2</text:span>){</text:p>
            <text:p text:style-name="P7">//switch point;</text:p>
            <text:p text:style-name="P4">*(<text:span text:style-name="T7">mpoint</text:span>+<text:span text:style-name="T7">i</text:span>)=<text:span text:style-name="T7">tmpi2</text:span>;</text:p>
            <text:p text:style-name="P4">*(<text:span text:style-name="T7">mpoint</text:span>+<text:span text:style-name="T7">j</text:span>)=<text:span text:style-name="T7">tmpi1</text:span>;</text:p>
            <text:p text:style-name="P4"><text:span text:style-name="T7">tmpi1</text:span> = *(<text:span text:style-name="T7">mpoint</text:span>+<text:span text:style-name="T7">i</text:span>);</text:p>
            <text:p text:style-name="P4"><text:span text:style-name="T7">tmpi2</text:span>= *(<text:span text:style-name="T7">mpoint</text:span>+<text:span text:style-name="T7">j</text:span>);</text:p>
            <text:p text:style-name="P10"/>
            <text:p text:style-name="P7">//switch name</text:p>
            <text:p text:style-name="P4"><text:span text:style-name="T9">for</text:span> (<text:span text:style-name="T1">int</text:span> <text:span text:style-name="T7">k</text:span>=<text:span text:style-name="T4">0</text:span>;<text:span text:style-name="T7">k</text:span>&lt;<text:span text:style-name="T4">40</text:span>;<text:span text:style-name="T7">k</text:span>++){</text:p>
            <text:p text:style-name="P4"><text:span text:style-name="T7">tmpc</text:span>= *(<text:span text:style-name="T7">mname</text:span>+<text:span text:style-name="T7">i</text:span>+<text:span text:style-name="T7">k</text:span>);</text:p>
            <text:p text:style-name="P4">*(<text:span text:style-name="T7">mname</text:span>+<text:span text:style-name="T7">i</text:span>+<text:span text:style-name="T7">k</text:span>) =*(<text:span text:style-name="T7">mname</text:span>+<text:span text:style-name="T7">j</text:span>+<text:span text:style-name="T7">k</text:span>);</text:p>
            <text:p text:style-name="P4">*(<text:span text:style-name="T7">mname</text:span>+<text:span text:style-name="T7">j</text:span>+<text:span text:style-name="T7">k</text:span>) = <text:span text:style-name="T7">tmpc</text:span>;</text:p>
            <text:p text:style-name="P4">}</text:p>
            <text:p text:style-name="P4">}</text:p>
            <text:p text:style-name="P4">}</text:p>
            <text:p text:style-name="P4">}</text:p>
            <text:p text:style-name="P15"><text:line-break/><text:line-break/><text:line-break/><text:line-break/><text:line-break/><text:line-break/></text:p>
            <text:p text:style-name="P7"/>
            <text:p text:style-name="P7"/>
            <text:p text:style-name="P7"/>
            <text:p text:style-name="P7">//print</text:p>
            <text:p text:style-name="P4"><text:span text:style-name="T1">int</text:span> *<text:span text:style-name="T7">mpoint</text:span> = <text:span text:style-name="T7">point</text:span>;</text:p>
            <text:p text:style-name="P4"><text:span text:style-name="T1">char</text:span> *<text:span text:style-name="T7">mname</text:span> = <text:span text:style-name="T7">name</text:span>;</text:p>
            <text:p text:style-name="P4"><text:span text:style-name="T9">for</text:span> (<text:span text:style-name="T1">int</text:span> <text:span text:style-name="T7">i</text:span>=<text:span text:style-name="T4">0</text:span>;<text:span text:style-name="T7">i</text:span>&lt;<text:span text:style-name="T7">n</text:span>;<text:span text:style-name="T7">i</text:span>++){</text:p>
            <text:p text:style-name="P4"><text:span text:style-name="T3">printf</text:span>(<text:span text:style-name="T5">"</text:span><text:span text:style-name="T7">%s%d</text:span><text:span text:style-name="T5">"</text:span>,<text:span text:style-name="T7">mname</text:span>+<text:span text:style-name="T7">i</text:span>*<text:span text:style-name="T4">40</text:span>,*(<text:span text:style-name="T7">mpoint</text:span>+<text:span text:style-name="T7">i</text:span>));</text:p>
            <text:p text:style-name="P10"/>
            <text:p text:style-name="P4">}</text:p>
            <text:p text:style-name="P4">}</text:p>
            <text:p text:style-name="Table_20_Contents"/>
          </table:table-cell>
        </table:table-row>
      </table:table>
      <text:p text:style-name="P11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5T21:47:09.971939298</meta:creation-date>
    <dc:date>2022-06-05T22:21:15.229573418</dc:date>
    <meta:editing-duration>PT23M52S</meta:editing-duration>
    <meta:editing-cycles>6</meta:editing-cycles>
    <meta:generator>LibreOffice/6.4.7.2$Linux_X86_64 LibreOffice_project/40$Build-2</meta:generator>
    <meta:document-statistic meta:table-count="1" meta:image-count="0" meta:object-count="0" meta:page-count="5" meta:paragraph-count="253" meta:word-count="850" meta:character-count="5360" meta:non-whitespace-character-count="4692"/>
  </office:meta>
</office:document-meta>
</file>